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h text:style-name="Heading_20_1" text:outline-level="1">Bibmark</text:h>
      <text:p text:style-name="First_20_paragraph">Bibmark contains two python scripts to simplify working with markdown files, pandoc and bibtex references for academic writing.</text:p>
      <text:p text:style-name="Text_20_body"><text:span text:style-name="T1">crop_bibtex_file.py</text:span> is used to crop bibtex files to contain only the references that are cited in a markdown file.</text:p>
      <text:p text:style-name="Text_20_body"><text:span text:style-name="T2">generate_docs_from_md.py</text:span> scans the current working dir and a subdir /refs for markdown and bibtex files, crops the bibtex files and calls pandoc to generate .pdf .odt and .docx documents from the markdown files.</text:p>
      <text:p text:style-name="Text_20_body">These scripts are useful if you have a large several MB bibtex library like me and wish to generate smaller bibtex files to distribute with a markdown document. Cropping bibtex files also avoid problems with duplicate references in bibtex files (hello Mendeley) and speeds up processing markdown files with bibliographies. <text:span text:style-name="T3">crop_bibtex_file.py</text:span> also removes abstract and annotate items from bibtex references, which sometimes cause problems with pandoc.</text:p>
      <text:h text:style-name="Heading_20_1" text:outline-level="1">Requirements</text:h>
      <text:list text:style-name="L1">
        <text:list-item>
          <text:p text:style-name="P1">python: https://www.python.org/</text:p>
        </text:list-item>
        <text:list-item>
          <text:p text:style-name="P1">pandoc: http://johnmacfarlane.net/pandoc/</text:p>
        </text:list-item>
      </text:list>
      <text:h text:style-name="Heading_20_1" text:outline-level="1">Example usage</text:h>
      <text:p text:style-name="First_20_paragraph">For example, we would like to include Einstein's relativity papers (Einstein 1905; Einstein 1916) in our bibliography, but not his other papers that are located in the <text:span text:style-name="T4">/refs/Einsteins_refs.bib</text:span> bibtex file.</text:p>
      <text:p text:style-name="Text_20_body">To crop the bibtex file, run:</text:p>
      <text:p text:style-name="P2">&gt;&gt;&gt; python crop_bibtex_file.py -s</text:p>
      <text:p text:style-name="First_20_paragraph">or manually specify the location of this readme file and the bibtex file using</text:p>
      <text:p text:style-name="P3">&gt;&gt;&gt; python crop_bibtex_file.py readme.md refs/Einsteins_refs.bib</text:p>
      <text:p text:style-name="First_20_paragraph">To use pandoc to create a pdf document including a nice bibliography run:</text:p>
      <text:p text:style-name="P4">&gt;&gt;&gt; pandoc readme.md -o readme.pdf --bibliography=refs/Einstein_refs_cropped_for_readme.bib --csl rvmp.csl</text:p>
      <text:p text:style-name="First_20_paragraph">The --csl command specifies a citation style. Citation style files can be found in many places, for example in Zotero's style repository: www.zotero.org/styles</text:p>
      <text:p text:style-name="Text_20_body">You can also automate the entire process by running:</text:p>
      <text:p text:style-name="P5">&gt;&gt;&gt; python generate_docs_from_md.py</text:p>
      <text:p text:style-name="First_20_paragraph">This will automatically search for markdown files in the current working directory and bibtex files in the directory <text:span text:style-name="T5">refs</text:span>, crop all bibtex files and generate pdf, odt and docx output.</text:p>
      <text:p text:style-name="Text_20_body">See the included readme.pdf, readme.odt or readme.docx files to check how this readme file looks with a bibliography.</text:p>
      <text:h text:style-name="Heading_20_1" text:outline-level="1">License</text:h>
      <text:p text:style-name="First_20_paragraph">GPL v3 (http://www.gnu.org/copyleft/gpl.html)</text:p>
      <text:p text:style-name="Text_20_body">Elco Luijendijk, june 2014</text:p>
      <text:h text:style-name="Heading_20_1" text:outline-level="1">References</text:h>
      <text:p text:style-name="First_20_paragraph">Einstein, Albert, 1905, “Ist Die Trägheit Eines Körpers von Seinem Energieinhalt Abhängig?” Annalen der Physik <text:span text:style-name="T6">323</text:span> (WILEY-VCH Verlag), 639–641. <text:a xlink:type="simple" xlink:href="http://dx.doi.org/10.1002/andp.19053231314" office:name=""><text:span text:style-name="Definition">http://dx.doi.org/10.1002/andp.19053231314</text:span></text:a>.</text:p>
      <text:p text:style-name="Text_20_body">———, 1916, “Die Grundlage Der Allgemeinen Relativitätstheorie,” Annalen der Physik <text:span text:style-name="T7">354</text:span> (Wiley Online Library), 769–82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